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/>
    </style:style>
    <style:style style:name="P2" style:family="paragraph" style:parent-style-name="Text_20_body" style:list-style-name="L1">
      <style:text-properties style:font-name="Bitstream Vera Sans"/>
    </style:style>
    <style:style style:name="P3" style:family="paragraph" style:parent-style-name="Text_20_body" style:list-style-name="L1">
      <style:text-properties style:font-name="Bitstream Vera Sans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prefix=" 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95cm" text:min-label-width="0.499cm"/>
      </text:list-level-style-number>
      <text:list-level-style-bullet text:level="3" text:style-name="Bullet_20_Symbols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prefix=" " style:num-suffix=" 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2"><text:span text:style-name="T1">Ausgangssituation und Zielsetzung </text:span><text:line-break/>Entwicklung einer open-source Software zum organisierten Lernen von aufbereiteten Informationen.</text:p>
        </text:list-item>
        <text:list-item>
          <text:p text:style-name="P2"><text:span text:style-name="T1">Produkteinsatz</text:span> <text:line-break/>Zur privaten Nutzung für Schüler/Studenten, Firefox-Plugin/Webservice for Wikipedia</text:p>
        </text:list-item>
        <text:list-item>
          <text:p text:style-name="P2"><text:span text:style-name="T1">Produktübersicht</text:span> <text:line-break/>Anwendungsprogramm für PC und mobile Geräte</text:p>
        </text:list-item>
        <text:list-item>
          <text:p text:style-name="P2"><text:span text:style-name="T1">Funktionale Anforderungen<text:line-break/></text:span>- Verwaltung und Speicherung von Lerninhalten<text:line-break/>- Optische Aufbereitung und Darstellung des globalen Wissensnetz <text:line-break/>- Bestimmung der optimalen nächsten Lerninhalte<text:line-break/>- Durchführung von Lerneinheiten und Auffrischungs-tests<text:line-break/>- Rückmeldung über Lern-Performance und Statistik</text:p>
        </text:list-item>
        <text:list-item>
          <text:p text:style-name="P3">Nicht funktionale Anforderungen </text:p>
          <text:list>
            <text:list-item>
              <text:p text:style-name="P2">Benutzbarkeit</text:p>
            </text:list-item>
            <text:list-item>
              <text:p text:style-name="P2">Zuverlässigkeit </text:p>
            </text:list-item>
            <text:list-item>
              <text:p text:style-name="P2">Effizienz </text:p>
            </text:list-item>
            <text:list-item>
              <text:p text:style-name="P2">Änderbarkeit </text:p>
            </text:list-item>
            <text:list-item>
              <text:p text:style-name="P2">Übertragbarkeit </text:p>
            </text:list-item>
            <text:list-item>
              <text:p text:style-name="P2">Wartbarkeit </text:p>
            </text:list-item>
          </text:list>
        </text:list-item>
        <text:list-item>
          <text:p text:style-name="P2">Risikoakzeptanz </text:p>
        </text:list-item>
        <text:list-item>
          <text:p text:style-name="P2">Skizze des Entwicklungszyklus und der Systemarchitektur oder auch ein Struktogramm </text:p>
        </text:list-item>
        <text:list-item>
          <text:p text:style-name="P2">Lieferumfang </text:p>
        </text:list-item>
        <text:list-item>
          <text:p text:style-name="P2">Abnahmekriterien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Bitstream Vera Sans1" style:font-size-asian="10.5pt" style:language-asian="zxx" style:country-asian="none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3T16:45:16</meta:creation-date>
    <dc:date>2009-01-03T18:34:39</dc:date>
    <meta:editing-cycles>7</meta:editing-cycles>
    <meta:editing-duration>PT38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86" meta:character-count="824"/>
  </office:meta>
</office:document-meta>
</file>